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fo:background-color="#dee6e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2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3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4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5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6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7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8" style:family="text">
      <style:text-properties fo:font-size="12pt" fo:font-weight="bold" fo:background-color="transparent" style:font-size-asian="12pt" style:font-weight-asian="bold" style:font-size-complex="12pt" style:font-weight-complex="bold" loext:char-shading-value="0"/>
    </style:style>
    <style:style style:name="T9" style:family="text">
      <style:text-properties fo:font-size="12pt" fo:font-weight="bold" fo:background-color="transparent" style:font-size-asian="12pt" style:font-weight-asian="bold" style:font-size-complex="12pt" style:font-weight-complex="bold" loext:char-shading-value="0"/>
    </style:style>
    <style:style style:name="T10" style:family="text">
      <style:text-properties fo:font-size="12pt" fo:background-color="transparent" style:font-size-asian="12pt" style:font-size-complex="12pt" loext:char-shading-value="0"/>
    </style:style>
    <style:style style:name="T11" style:family="text">
      <style:text-properties fo:font-size="12pt" fo:background-color="transparent" style:font-size-asian="12pt" style:font-size-complex="12pt" loext:char-shading-value="0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loext:allow-overlap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81291216988842087" text:style-name="L1">
        <text:list-header>
          <text:p text:style-name="P7"/>
        </text:list-header>
        <text:list-item>
          <text:p text:style-name="P6"><text:span text:style-name="T8">Actividad </text:span><text:span text:style-name="T8">1</text:span><text:span text:style-name="T8">:</text:span><text:span text:style-name="T1"> </text:span><text:span text:style-name="T1">Completa los datos que faltan para que los equipos formen parte de la misma red con respecto a las direcciones IP y máscara de subred de los equipos.</text:span></text:p>
        </text:list-item>
      </text:list>
      <text:p text:style-name="P2"/>
      <text:p text:style-name="P2"><draw:line text:anchor-type="paragraph" draw:z-index="1" draw:name="Línea 2" draw:style-name="gr1" draw:text-style-name="P12" svg:x1="8.115cm" svg:y1="0.48cm" svg:x2="7.946cm" svg:y2="1.586cm"><text:p/></draw:line><text:tab/><text:tab/><text:tab/><text:tab/><text:tab/><text:tab/>Switch</text:p>
      <text:p text:style-name="P2"><draw:line text:anchor-type="paragraph" draw:z-index="0" draw:name="Línea 1" draw:style-name="gr1" draw:text-style-name="P12" svg:x1="5.47cm" svg:y1="0.859cm" svg:x2="7.587cm" svg:y2="0.041cm"><text:p/></draw:line><draw:line text:anchor-type="paragraph" draw:z-index="2" draw:name="Línea 3" draw:style-name="gr1" draw:text-style-name="P12" svg:x1="8.428cm" svg:y1="0.016cm" svg:x2="10.352cm" svg:y2="0.931cm"><text:p/></draw:line></text:p>
      <text:p text:style-name="P2"/>
      <text:p text:style-name="P2"><text:tab/><text:tab/><text:tab/><text:tab/>PC1<text:tab/><text:tab/>PC2<text:tab/><text:tab/>PC3</text:p>
      <text:p text:style-name="P3"><text:tab/><text:tab/><text:tab/><text:span text:style-name="T12">192.168.</text:span><text:span text:style-name="T13">0</text:span><text:span text:style-name="T12">.2<text:tab/> <text:s text:c="5"/>192.168.0.3<text:tab/><text:tab/>192.168.0.4/</text:span><text:span text:style-name="T13">24</text:span></text:p>
      <text:p text:style-name="P4"><text:tab/><text:tab/><text:tab/>255.255.255.0<text:tab/> <text:s text:c="5"/>255.<text:span text:style-name="T14">255</text:span>.255.0</text:p>
      <text:p text:style-name="P5"/>
      <text:list xml:id="list8561049484647608512" text:style-name="L2">
        <text:list-item>
          <text:p text:style-name="P11"><text:span text:style-name="T10">Actividad </text:span><text:span text:style-name="T10">2</text:span><text:span text:style-name="T10">: </text:span><text:span text:style-name="T1">Cuál sería el rango de direcciones de red de la siguiente red: 192.168.100.0/24, </text:span><text:span text:style-name="T1">y para qué sería utilizada cada dirección IP.</text:span></text:p>
          <text:p text:style-name="P9"/>
          <text:p text:style-name="P11"><text:span text:style-name="T1">E</text:span><text:span text:style-name="T1">s tipo C y su sub máscara sería 255.255.255.0. El rango que tendría sería </text:span><text:span text:style-name="T1">del 192.168.100.1 al</text:span><text:span text:style-name="T1"> 192.168.100.254, </text:span><text:span text:style-name="T1">siendo </text:span><text:span text:style-name="T1">192.168.100.</text:span><text:span text:style-name="T1">0 para red y</text:span><text:span text:style-name="T1"> 192.168.100.255 </text:span><text:span text:style-name="T1">para broadcast.</text:span></text:p>
          <text:p text:style-name="P9"/>
        </text:list-item>
        <text:list-item>
          <text:p text:style-name="P11"><text:span text:style-name="T10">Actividad 3: </text:span><text:span text:style-name="T1">Divide la red 192.168.100.0/24 para que tenga cuatro segmentos con el mismo número de equipos cada uno.</text:span></text:p>
        </text:list-item>
      </text:list>
      <text:p text:style-name="P1"><text:span text:style-name="T1"/></text:p>
      <text:p text:style-name="P1"><text:span text:style-name="T1"><text:tab/>4 segmentos con elevaciones de 2 es <text:s/>= 2E2 =&gt; 00 01 10 11</text:span></text:p>
      <text:p text:style-name="Standard"><text:tab/>Recordamos los numeritos encima de los bits:</text:p>
      <text:p text:style-name="P1"><text:span text:style-name="T1"><text:tab/>128, 64, 32, 16, 8, 4, 2, 1</text:span></text:p>
      <text:p text:style-name="P1"><text:span text:style-name="T1"><text:tab/>0 <text:s text:c="3"/>, 0 <text:s/>, 0 <text:s/>, 0 <text:s/>, 0, 0, 0, 0</text:span></text:p>
      <text:p text:style-name="P1"><text:span text:style-name="T1"><text:tab/>11111111 11111111 11111111 00000000</text:span></text:p>
      <text:p text:style-name="P2"/>
      <text:p text:style-name="P1"><text:span text:style-name="T1"><text:tab/></text:span><text:span text:style-name="T1">Red 1 : 192.168.100.0 /</text:span><text:span text:style-name="T1">26</text:span><text:span text:style-name="T1"> <text:tab/> <text:s/>La de red<text:tab/>(Las que están en medio de estas son de equipo)</text:span></text:p>
      <text:p text:style-name="P1"><text:span text:style-name="T1"><text:tab/><text:tab/> 192.168.100.63 /</text:span><text:span text:style-name="T1">26</text:span><text:span text:style-name="T1"><text:tab/> <text:s/>Broadcast<text:tab/></text:span></text:p>
      <text:p text:style-name="P2"><text:tab/></text:p>
      <text:p text:style-name="P1"><text:span text:style-name="T1"><text:tab/></text:span><text:span text:style-name="T1">Red 2: 192.168.100.64 /</text:span><text:span text:style-name="T1">26</text:span><text:span text:style-name="T1"><text:tab/> <text:s/>La de red<text:tab/>(Las que están en medio de estas son de equipo)</text:span></text:p>
      <text:p text:style-name="P1"><text:span text:style-name="T1"><text:tab/><text:tab/>192.168.100.127 /</text:span><text:span text:style-name="T1">26</text:span><text:span text:style-name="T1"><text:tab/> <text:s/>Broadcast</text:span></text:p>
      <text:p text:style-name="P2"/>
      <text:p text:style-name="P1"><text:span text:style-name="T1"><text:tab/>Red 3: 192.168.100.128 /</text:span><text:span text:style-name="T1">26</text:span><text:span text:style-name="T1"><text:tab/> <text:s/>La de red<text:tab/>(Las que están en medio de estas son de equipo)</text:span></text:p>
      <text:p text:style-name="P1"><text:span text:style-name="T1"><text:tab/><text:tab/>192.168.100.191 /</text:span><text:span text:style-name="T1">26</text:span><text:span text:style-name="T1"><text:tab/> <text:s/>Broadcast</text:span></text:p>
      <text:p text:style-name="P2"/>
      <text:p text:style-name="P1"><text:span text:style-name="T1"><text:tab/>Red 4: 192.168.100.192 /</text:span><text:span text:style-name="T1">26</text:span><text:span text:style-name="T1"><text:tab/> <text:s/>La de red<text:tab/>(Las que están en medio de estas son de equipo)</text:span></text:p>
      <text:p text:style-name="P1"><text:span text:style-name="T1"><text:tab/><text:tab/>192.168.100.255 /</text:span><text:span text:style-name="T1">26</text:span><text:span text:style-name="T1"><text:tab/> <text:s/>Broadcast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30T16:21:38.483000000</meta:creation-date>
    <dc:date>2024-05-11T11:15:35.05</dc:date>
    <meta:editing-duration>PT46M12S</meta:editing-duration>
    <meta:editing-cycles>6</meta:editing-cycles>
    <meta:generator>OpenOffice/4.1.14$Win32 OpenOffice.org_project/4114m1$Build-9811</meta:generator>
    <dc:creator>Daniel Ojeda Martel</dc:creator>
    <meta:document-statistic meta:table-count="0" meta:image-count="0" meta:object-count="0" meta:page-count="1" meta:paragraph-count="22" meta:word-count="237" meta:character-count="1391"/>
  </office:meta>
</office:document-meta>
</file>